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14.98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6.26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6.79mm"/>
    </style:style>
    <style:style style:name="co22" style:family="table-column">
      <style:table-column-properties fo:break-before="auto" style:column-width="8.17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2-hid cod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ystemPow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Sleep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Wake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Scre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E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E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Down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ightArrow</text:p>
          </table:table-cell>
          <table:table-cell/>
          <table:table-cell office:value-type="string" calcext:value-type="string">
            <text:p>4F</text:p>
          </table:table-cell>
          <table:table-cell office:value-type="string" calcext:value-type="string">
            <text:p>E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rrow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Arrow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rrow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Ente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GUI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Control</text:p>
          </table:table-cell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E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Alt</text:p>
          </table:table-cell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E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GUI</text:p>
          </table:table-cell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E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10484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s2-hid codes_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8" table:default-cell-style-name="ce6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RightAlt</text:p>
          </table:table-cell>
          <table:table-cell table:style-name="ce5"/>
          <table:table-cell table:style-name="ce6" office:value-type="string" calcext:value-type="string">
            <text:p>E6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Pause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E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RightControl</text:p>
          </table:table-cell>
          <table:table-cell table:style-name="ce5"/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14" calcext:value-type="float">
            <text:p>14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LeftGUI</text:p>
          </table:table-cell>
          <table:table-cell table:style-name="ce5"/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1F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RightGUI</text:p>
          </table:table-cell>
          <table:table-cell table:style-name="ce5"/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SystemPower</text:p>
          </table:table-cell>
          <table:table-cell table:style-name="ce5"/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SystemSleep</text:p>
          </table:table-cell>
          <table:table-cell table:style-name="ce5"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3F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Keypad</text:p>
          </table:table-cell>
          <table:table-cell table:style-name="ce5" office:value-type="string" calcext:value-type="string">
            <text:p>/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4A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/>
          <table:table-cell table:style-name="ce5" office:value-type="string" calcext:value-type="string">
            <text:p>KeypadEnter</text:p>
          </table:table-cell>
          <table:table-cell table:style-name="ce5"/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5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5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/>
          <table:table-cell table:style-name="ce5" office:value-type="string" calcext:value-type="string">
            <text:p>SystemWake</text:p>
          </table:table-cell>
          <table:table-cell table:style-name="ce5"/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5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/>
          <table:table-cell table:style-name="ce5" office:value-type="string" calcext:value-type="string">
            <text:p>End</text:p>
          </table:table-cell>
          <table:table-cell table:style-name="ce5"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/>
          <table:table-cell table:style-name="ce5" office:value-type="string" calcext:value-type="string">
            <text:p>LeftArrow</text:p>
          </table:table-cell>
          <table:table-cell table:style-name="ce5"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6B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6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/>
          <table:table-cell table:style-name="ce5" office:value-type="string" calcext:value-type="string">
            <text:p>Home</text:p>
          </table:table-cell>
          <table:table-cell table:style-name="ce5"/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6C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6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Insert</text:p>
          </table:table-cell>
          <table:table-cell table:style-name="ce5"/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Delete</text:p>
          </table:table-cell>
          <table:table-cell table:style-name="ce5"/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DownArrow</text:p>
          </table:table-cell>
          <table:table-cell table:style-name="ce5"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RightArrow</text:p>
          </table:table-cell>
          <table:table-cell table:style-name="ce5"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Uprrow</text:p>
          </table:table-cell>
          <table:table-cell table:style-name="ce5"/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/>
          <table:table-cell table:style-name="ce5" office:value-type="string" calcext:value-type="string">
            <text:p>PageDown</text:p>
          </table:table-cell>
          <table:table-cell table:style-name="ce5"/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7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/>
          <table:table-cell table:style-name="ce5" office:value-type="string" calcext:value-type="string">
            <text:p>PrintScreen</text:p>
          </table:table-cell>
          <table:table-cell table:style-name="ce5"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7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/>
          <table:table-cell table:style-name="ce5" office:value-type="string" calcext:value-type="string">
            <text:p>PageUp</text:p>
          </table:table-cell>
          <table:table-cell table:style-name="ce5"/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7D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7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29"/>
        </table:table-row>
        <table:table-row table:style-name="ro1" table:number-rows-repeated="5">
          <table:table-cell table:style-name="Default" table:number-columns-repeated="7"/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 table:number-rows-repeated="5">
          <table:table-cell table:style-name="Default" table:number-columns-repeated="7"/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 table:number-rows-repeated="6">
          <table:table-cell table:style-name="Default" table:number-columns-repeated="7"/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 table:number-rows-repeated="2">
          <table:table-cell table:style-name="Default" table:number-columns-repeated="8"/>
          <table:table-cell table:number-columns-repeated="28"/>
        </table:table-row>
        <table:table-row table:style-name="ro1">
          <table:table-cell table:number-columns-repeated="36"/>
        </table:table-row>
        <table:table-row table:style-name="ro1" table:number-rows-repeated="5">
          <table:table-cell table:style-name="Default" table:number-columns-repeated="7"/>
          <table:table-cell table:number-columns-repeated="29"/>
        </table:table-row>
        <table:table-row table:style-name="ro1" table:number-rows-repeated="1048463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  <table:database-ranges>
        <table:database-range table:name="__Anonymous_Sheet_DB__1" table:target-range-address="'ps2-hid codes_2'.I1:'ps2-hid codes_2'.P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7:08:00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7:11:52.137000000</dc:date>
    <meta:editing-duration>PT22M12S</meta:editing-duration>
    <meta:editing-cycles>4</meta:editing-cycles>
    <meta:generator>LibreOffice/6.0.1.1$Windows_X86_64 LibreOffice_project/60bfb1526849283ce2491346ed2aa51c465abfe6</meta:generator>
    <meta:document-statistic meta:table-count="2" meta:cell-count="1272" meta:object-count="0"/>
  </office:meta>
</office:document-meta>
</file>